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justify" style:justify-single-word="false" fo:padding="0.049cm" fo:border="0.06pt solid #e3e3e3"/>
      <style:text-properties style:font-name="Liberation Mono" fo:font-size="10.5pt" style:font-size-asian="10.5pt" style:font-size-complex="10.5pt"/>
    </style:style>
    <style:style style:name="P2" style:family="paragraph" style:parent-style-name="Heading_20_4">
      <style:paragraph-properties fo:text-align="justify" style:justify-single-word="false" fo:padding="0.049cm" fo:border="0.06pt solid #e3e3e3"/>
      <style:text-properties style:font-name="Liberation Mono" fo:font-size="10.5pt" style:font-size-asian="10.5pt" style:font-size-complex="10.5pt"/>
    </style:style>
    <style:style style:name="P3" style:family="paragraph" style:parent-style-name="Heading_20_1">
      <style:paragraph-properties fo:text-align="justify" style:justify-single-word="false"/>
      <style:text-properties style:font-name="Liberation Mono" fo:font-size="10.5pt" style:font-size-asian="10.5pt" style:font-size-complex="10.5pt"/>
    </style:style>
    <style:style style:name="P4" style:family="paragraph" style:parent-style-name="Heading_20_1">
      <style:paragraph-properties fo:text-align="justify" style:justify-single-word="false" fo:padding="0.049cm" fo:border="0.06pt solid #e3e3e3"/>
      <style:text-properties style:font-name="Liberation Mono" fo:font-size="10.5pt" fo:background-color="#ffff00" style:font-size-asian="10.5pt" style:font-size-complex="10.5pt"/>
    </style:style>
    <style:style style:name="P5" style:family="paragraph" style:parent-style-name="Heading_20_1">
      <style:paragraph-properties fo:text-align="justify" style:justify-single-word="false" fo:padding="0.049cm" fo:border="0.06pt solid #e3e3e3"/>
      <style:text-properties style:font-name="Liberation Mono" fo:font-size="10.5pt" style:font-size-asian="10.5pt" style:font-size-complex="10.5pt"/>
    </style:style>
    <style:style style:name="P6" style:family="paragraph" style:parent-style-name="Heading_20_2">
      <style:paragraph-properties fo:text-align="justify" style:justify-single-word="false" fo:padding="0.049cm" fo:border="0.06pt solid #e3e3e3"/>
      <style:text-properties style:font-name="Liberation Mono" fo:font-size="10.5pt" style:font-size-asian="10.5pt" style:font-size-complex="10.5pt"/>
    </style:style>
    <style:style style:name="P7" style:family="paragraph" style:parent-style-name="Heading_20_2">
      <style:paragraph-properties fo:text-align="justify" style:justify-single-word="false" fo:padding="0.049cm" fo:border="0.06pt solid #e3e3e3"/>
      <style:text-properties style:font-name="Liberation Mono" fo:font-size="10.5pt" fo:font-weight="bold" officeooo:rsid="000f7c59" fo:background-color="#ffff00" style:font-name-asian="Noto Serif CJK SC" style:font-size-asian="10.5pt" style:font-weight-asian="bold" style:font-name-complex="Lohit Devanagari" style:font-size-complex="10.5pt" style:font-weight-complex="bold"/>
    </style:style>
    <style:style style:name="P8" style:family="paragraph" style:parent-style-name="Heading_20_2">
      <style:paragraph-properties fo:text-align="justify" style:justify-single-word="false" fo:padding="0.049cm" fo:border="0.06pt solid #e3e3e3"/>
      <style:text-properties style:font-name="Liberation Mono" fo:font-size="10.5pt" fo:background-color="#ffff00" style:font-size-asian="10.5pt" style:font-size-complex="10.5pt"/>
    </style:style>
    <style:style style:name="P9" style:family="paragraph" style:parent-style-name="Heading_20_2">
      <style:paragraph-properties fo:text-align="justify" style:justify-single-word="false" fo:padding="0.049cm" fo:border="0.06pt solid #e3e3e3"/>
    </style:style>
    <style:style style:name="P10" style:family="paragraph" style:parent-style-name="Preformatted_20_Text">
      <style:paragraph-properties fo:margin-top="0cm" fo:margin-bottom="0.499cm" loext:contextual-spacing="false" fo:text-align="justify" style:justify-single-word="false" fo:padding="0.049cm" fo:border="0.06pt solid #e3e3e3" style:writing-mode="lr-tb"/>
    </style:style>
    <style:style style:name="P11" style:family="paragraph" style:parent-style-name="Preformatted_20_Text">
      <style:paragraph-properties fo:text-align="justify" style:justify-single-word="false" fo:padding="0.049cm" fo:border="0.06pt solid #e3e3e3"/>
      <style:text-properties style:font-name="Liberation Mono" fo:font-size="10.5pt" style:font-size-asian="10.5pt" style:font-size-complex="10.5pt" loext:padding="0.049cm" loext:border="0.06pt solid #e3e3e3"/>
    </style:style>
    <style:style style:name="P12" style:family="paragraph" style:parent-style-name="Preformatted_20_Text">
      <style:paragraph-properties fo:text-align="justify" style:justify-single-word="false" fo:padding="0.049cm" fo:border="0.06pt solid #e3e3e3" style:writing-mode="lr-tb"/>
      <style:text-properties style:font-name="Liberation Mono" fo:font-size="10.5pt" style:font-size-asian="10.5pt" style:font-size-complex="10.5pt"/>
    </style:style>
    <style:style style:name="P13" style:family="paragraph" style:parent-style-name="Preformatted_20_Text">
      <style:paragraph-properties fo:text-align="justify" style:justify-single-word="false" fo:padding="0.049cm" fo:border="0.06pt solid #e3e3e3" style:writing-mode="lr-tb"/>
    </style:style>
    <style:style style:name="P14" style:family="paragraph" style:parent-style-name="Standard">
      <style:paragraph-properties fo:text-align="justify" style:justify-single-word="false"/>
      <style:text-properties style:font-name="Liberation Mono" fo:font-size="10.5pt" style:font-size-asian="10.5pt" style:font-size-complex="10.5pt"/>
    </style:style>
    <style:style style:name="P15" style:family="paragraph" style:parent-style-name="Text_20_body" style:list-style-name="L1">
      <style:paragraph-properties fo:margin-top="0cm" fo:margin-bottom="0cm" loext:contextual-spacing="false" fo:text-align="justify" style:justify-single-word="false" fo:padding="0.049cm" fo:border="0.06pt solid #e3e3e3"/>
    </style:style>
    <style:style style:name="P16" style:family="paragraph" style:parent-style-name="Text_20_body">
      <style:paragraph-properties fo:text-align="justify" style:justify-single-word="false" fo:padding="0.049cm" fo:border="0.06pt solid #e3e3e3"/>
      <style:text-properties style:font-name="Liberation Mono" fo:font-size="10.5pt" style:font-size-asian="10.5pt" style:font-size-complex="10.5pt"/>
    </style:style>
    <style:style style:name="P17" style:family="paragraph" style:parent-style-name="Text_20_body">
      <style:paragraph-properties fo:text-align="justify" style:justify-single-word="false" fo:padding="0.049cm" fo:border="0.06pt solid #e3e3e3"/>
      <style:text-properties style:font-name="Liberation Mono" fo:font-size="10.5pt" fo:font-weight="bold" style:font-size-asian="10.5pt" style:font-weight-asian="bold" style:font-size-complex="10.5pt" style:font-weight-complex="bold"/>
    </style:style>
    <style:style style:name="P18" style:family="paragraph" style:parent-style-name="Text_20_body">
      <style:paragraph-properties fo:text-align="justify" style:justify-single-word="false" fo:padding="0.049cm" fo:border="0.06pt solid #e3e3e3"/>
    </style:style>
    <style:style style:name="P19" style:family="paragraph" style:parent-style-name="Text_20_body" style:list-style-name="L1">
      <style:paragraph-properties fo:text-align="justify" style:justify-single-word="false" fo:padding="0.049cm" fo:border="0.06pt solid #e3e3e3"/>
    </style:style>
    <style:style style:name="T1" style:family="text">
      <style:text-properties loext:padding="0.049cm" loext:border="0.06pt solid #e3e3e3"/>
    </style:style>
    <style:style style:name="T2" style:family="text">
      <style:text-properties officeooo:rsid="000f7c59"/>
    </style:style>
    <style:style style:name="T3" style:family="text">
      <style:text-properties officeooo:rsid="00113b8f"/>
    </style:style>
    <style:style style:name="T4" style:family="text">
      <style:text-properties fo:font-size="10.5pt" style:font-size-asian="10.5pt" style:font-size-complex="10.5pt"/>
    </style:style>
    <style:style style:name="T5" style:family="text">
      <style:text-properties fo:font-size="10.5pt" style:font-size-asian="10.5pt" style:font-size-complex="10.5pt" loext:padding="0.049cm" loext:border="0.06pt solid #e3e3e3"/>
    </style:style>
    <style:style style:name="T6" style:family="text">
      <style:text-properties fo:font-size="11pt" style:font-size-asian="11pt" style:font-size-complex="11pt"/>
    </style:style>
    <style:style style:name="T7" style:family="text">
      <style:text-properties fo:font-size="11pt" style:font-size-asian="11pt" style:font-size-complex="11pt" loext:padding="0.049cm" loext:border="0.06pt solid #e3e3e3"/>
    </style:style>
    <style:style style:name="T8" style:family="text">
      <style:text-properties officeooo:rsid="0011fb19"/>
    </style:style>
    <style:style style:name="T9" style:family="text">
      <style:text-properties fo:font-size="12pt" style:font-size-asian="12pt" style:font-size-complex="12pt"/>
    </style:style>
    <style:style style:name="T10" style:family="text">
      <style:text-properties fo:font-size="12pt" style:font-size-asian="12pt" style:font-size-complex="12pt" loext:padding="0.049cm" loext:border="0.06pt solid #e3e3e3"/>
    </style:style>
    <style:style style:name="T11" style:family="text">
      <style:text-properties fo:font-size="13pt" style:font-size-asian="13pt" style:font-size-complex="13pt"/>
    </style:style>
    <style:style style:name="T12" style:family="text">
      <style:text-properties fo:font-size="13pt" style:font-size-asian="13pt" style:font-size-complex="13pt" loext:padding="0.049cm" loext:border="0.06pt solid #e3e3e3"/>
    </style:style>
    <style:style style:name="T13" style:family="text">
      <style:text-properties style:font-name="Liberation Mono"/>
    </style:style>
    <style:style style:name="T14" style:family="text">
      <style:text-properties style:font-name="Liberation Mono" fo:font-size="12pt" style:font-size-asian="12pt" style:font-size-complex="12pt"/>
    </style:style>
    <style:style style:name="T15" style:family="text">
      <style:text-properties style:font-name="Liberation Mono" fo:font-size="12pt" style:font-size-asian="12pt" style:font-size-complex="12pt" loext:padding="0.049cm" loext:border="0.06pt solid #e3e3e3"/>
    </style:style>
    <style:style style:name="T16" style:family="text">
      <style:text-properties style:font-name="Liberation Mono" loext:padding="0.049cm" loext:border="0.06pt solid #e3e3e3"/>
    </style:style>
    <style:style style:name="T17" style:family="text">
      <style:text-properties style:font-name="Liberation Mono" fo:font-size="10.5pt" style:font-size-asian="10.5pt" style:font-size-complex="10.5pt"/>
    </style:style>
    <style:style style:name="T18" style:family="text">
      <style:text-properties style:font-name="Liberation Mono" fo:font-size="10.5pt" style:font-size-asian="10.5pt" style:font-size-complex="10.5pt" loext:padding="0.049cm" loext:border="0.06pt solid #e3e3e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T2">1.</text:span>Python List Documentation</text:h>
      <text:h text:style-name="P6" text:outline-level="2">Overview</text:h>
      <text:p text:style-name="P16">In Python, a list is a versatile collection type that allows you to store a sequence of items in a single variable. Lists are ordered, mutable, and allow duplicate elements. They can contain items of different data types, including other lists.</text:p>
      <text:h text:style-name="P6" text:outline-level="2">Creating a List</text:h>
      <text:p text:style-name="P18"><text:span text:style-name="T17">You can create a list by placing elements inside square brackets </text:span><text:span text:style-name="Source_20_Text"><text:span text:style-name="T18">[]</text:span></text:span><text:span text:style-name="T17">, separated by commas.</text:span></text:p>
      <text:p text:style-name="P11"/>
      <text:p text:style-name="P11"/>
      <text:p text:style-name="P13"><text:span text:style-name="Source_20_Text"><text:span text:style-name="T18"># a list of three elements</text:span></text:span></text:p>
      <text:p text:style-name="P13"><text:span text:style-name="Source_20_Text"><text:span text:style-name="T18">ages = [19, 26, 29]</text:span></text:span></text:p>
      <text:p text:style-name="P10"><text:span text:style-name="Source_20_Text"><text:span text:style-name="T18">print(ages) <text:s/># Output: [19, 26, 29]</text:span></text:span></text:p>
      <text:p text:style-name="P18"><text:span text:style-name="T17">In this example, </text:span><text:span text:style-name="Source_20_Text"><text:span text:style-name="T18">ages</text:span></text:span><text:span text:style-name="T17"> is a list containing three integers.</text:span></text:p>
      <text:h text:style-name="P1" text:outline-level="3">Examples:</text:h>
      <text:h text:style-name="P2" text:outline-level="4">Mixed Data Types:</text:h>
      <text:p text:style-name="P11"/>
      <text:p text:style-name="P11"/>
      <text:p text:style-name="P13"><text:span text:style-name="Source_20_Text"><text:span text:style-name="T18"># a list containing strings and numbers</text:span></text:span></text:p>
      <text:p text:style-name="P13"><text:span text:style-name="Source_20_Text"><text:span text:style-name="T18">student = ['Jack', 32, 'Computer Science']</text:span></text:span></text:p>
      <text:p text:style-name="P10"><text:span text:style-name="Source_20_Text"><text:span text:style-name="T18">print(student) <text:s/># Output: ['Jack', 32, 'Computer Science']</text:span></text:span></text:p>
      <text:h text:style-name="P2" text:outline-level="4">Empty List:</text:h>
      <text:p text:style-name="P11"/>
      <text:p text:style-name="P11"/>
      <text:p text:style-name="P13"><text:span text:style-name="Source_20_Text"><text:span text:style-name="T18"># an empty list</text:span></text:span></text:p>
      <text:p text:style-name="P13"><text:span text:style-name="Source_20_Text"><text:span text:style-name="T18">empty_list = []</text:span></text:span></text:p>
      <text:p text:style-name="P10"><text:span text:style-name="Source_20_Text"><text:span text:style-name="T18">print(empty_list) <text:s/># Output: []</text:span></text:span></text:p>
      <text:h text:style-name="P6" text:outline-level="2">Converting Other Iterables to a List</text:h>
      <text:p text:style-name="P18"><text:span text:style-name="T17">The built-in </text:span><text:span text:style-name="Source_20_Text"><text:span text:style-name="T18">list()</text:span></text:span><text:span text:style-name="T17"> function can be used to convert other iterables (such as strings, dictionaries, tuples, etc.) to a list.</text:span></text:p>
      <text:p text:style-name="P11"/>
      <text:p text:style-name="P11"/>
      <text:p text:style-name="P13"><text:span text:style-name="Source_20_Text"><text:span text:style-name="T18">x = "axz"</text:span></text:span></text:p>
      <text:p text:style-name="P12"/>
      <text:p text:style-name="P13"><text:span text:style-name="Source_20_Text"><text:span text:style-name="T18"># convert to list</text:span></text:span></text:p>
      <text:p text:style-name="P13"><text:span text:style-name="Source_20_Text"><text:span text:style-name="T18">result = list(x)</text:span></text:span></text:p>
      <text:p text:style-name="P10"><text:span text:style-name="Source_20_Text"><text:span text:style-name="T18">print(result) <text:s/># Output: ['a', 'x', 'z']</text:span></text:span></text:p>
      <text:h text:style-name="P6" text:outline-level="2"><text:soft-page-break/>Characteristics of Lists</text:h>
      <text:h text:style-name="P1" text:outline-level="3">Ordered</text:h>
      <text:p text:style-name="P16">Lists maintain the order of elements. The first element has an index of 0, the second an index of 1, and so on.</text:p>
      <text:h text:style-name="P1" text:outline-level="3">Mutable</text:h>
      <text:p text:style-name="P16">Lists are mutable, meaning their elements can be changed after the list is created.</text:p>
      <text:p text:style-name="P11"/>
      <text:p text:style-name="P11"/>
      <text:p text:style-name="P13"><text:span text:style-name="Source_20_Text"><text:span text:style-name="T18">numbers = [1, 2, 3]</text:span></text:span></text:p>
      <text:p text:style-name="P13"><text:span text:style-name="Source_20_Text"><text:span text:style-name="T18">numbers[1] = 4</text:span></text:span></text:p>
      <text:p text:style-name="P10"><text:span text:style-name="Source_20_Text"><text:span text:style-name="T18">print(numbers) <text:s/># Output: [1, 4, 3]</text:span></text:span></text:p>
      <text:h text:style-name="P1" text:outline-level="3">Allow Duplicates</text:h>
      <text:p text:style-name="P16">Lists can contain duplicate values.</text:p>
      <text:p text:style-name="P11"/>
      <text:p text:style-name="P11"/>
      <text:p text:style-name="P13"><text:span text:style-name="Source_20_Text"><text:span text:style-name="T18">duplicates = [1, 2, 2, 3, 3, 3]</text:span></text:span></text:p>
      <text:p text:style-name="P10"><text:span text:style-name="Source_20_Text"><text:span text:style-name="T18">print(duplicates) <text:s/># Output: [1, 2, 2, 3, 3, 3]</text:span></text:span></text:p>
      <text:h text:style-name="P4" text:outline-level="1"><text:span text:style-name="T2">2. </text:span>Accessing List Elements in Python</text:h>
      <text:p text:style-name="P16">In Python, each element in a list is associated with an index number, starting from 0. You can access list elements using these index numbers. Additionally, Python supports negative indexing, making it easy to access items from the end of the list.</text:p>
      <text:h text:style-name="P6" text:outline-level="2">Accessing Elements Using Index</text:h>
      <text:p text:style-name="P18"><text:span text:style-name="T17">To access list elements, use square brackets </text:span><text:span text:style-name="Source_20_Text"><text:span text:style-name="T18">[]</text:span></text:span><text:span text:style-name="T17"> with the index number inside. For example:</text:span></text:p>
      <text:p text:style-name="P11"/>
      <text:p text:style-name="P11"/>
      <text:p text:style-name="P13"><text:span text:style-name="Source_20_Text"><text:span text:style-name="T18">languages = ['Python', 'Swift', 'C++']</text:span></text:span></text:p>
      <text:p text:style-name="P12"/>
      <text:p text:style-name="P13"><text:span text:style-name="Source_20_Text"><text:span text:style-name="T18"># Access the first element</text:span></text:span></text:p>
      <text:p text:style-name="P13"><text:span text:style-name="Source_20_Text"><text:span text:style-name="T18">print(languages[0]) <text:s text:c="2"/># Output: Python</text:span></text:span></text:p>
      <text:p text:style-name="P12"/>
      <text:p text:style-name="P13"><text:span text:style-name="Source_20_Text"><text:span text:style-name="T18"># Access the third element</text:span></text:span></text:p>
      <text:p text:style-name="P10"><text:span text:style-name="Source_20_Text"><text:span text:style-name="T18">print(languages[2]) <text:s text:c="2"/># Output: C++</text:span></text:span></text:p>
      <text:h text:style-name="P6" text:outline-level="2">Negative Indexing</text:h>
      <text:p text:style-name="P16">Negative indexing allows you to access items from the end of the list. The index of the last element is -1, the second-last element is -2, and so on.</text:p>
      <text:p text:style-name="P11">python</text:p>
      <text:p text:style-name="P11"><text:soft-page-break/></text:p>
      <text:p text:style-name="P13"><text:span text:style-name="Source_20_Text"><text:span text:style-name="T18"># Access item at index -1 (last item)</text:span></text:span></text:p>
      <text:p text:style-name="P13"><text:span text:style-name="Source_20_Text"><text:span text:style-name="T18">print(languages[-1]) <text:s text:c="2"/># Output: C++</text:span></text:span></text:p>
      <text:p text:style-name="P12"/>
      <text:p text:style-name="P13"><text:span text:style-name="Source_20_Text"><text:span text:style-name="T18"># Access item at index -3 (first item)</text:span></text:span></text:p>
      <text:p text:style-name="P10"><text:span text:style-name="Source_20_Text"><text:span text:style-name="T18">print(languages[-3]) <text:s text:c="2"/># Output: Python</text:span></text:span></text:p>
      <text:h text:style-name="P6" text:outline-level="2">Slicing a List</text:h>
      <text:p text:style-name="P18"><text:span text:style-name="T17">Python also supports slicing, which allows you to access a section of items from the list using the slicing operator </text:span><text:span text:style-name="Source_20_Text"><text:span text:style-name="T18">:</text:span></text:span><text:span text:style-name="T17">.</text:span></text:p>
      <text:p text:style-name="P11"/>
      <text:p text:style-name="P11"/>
      <text:p text:style-name="P13"><text:span text:style-name="Source_20_Text"><text:span text:style-name="T18">my_list = ['p', 'r', 'o', 'g', 'r', 'a', 'm']</text:span></text:span></text:p>
      <text:p text:style-name="P12"/>
      <text:p text:style-name="P13"><text:span text:style-name="Source_20_Text"><text:span text:style-name="T18"># Items from index 2 to index 4</text:span></text:span></text:p>
      <text:p text:style-name="P13"><text:span text:style-name="Source_20_Text"><text:span text:style-name="T18">print(my_list[2:5]) <text:s text:c="2"/># Output: ['o', 'g', 'r']</text:span></text:span></text:p>
      <text:p text:style-name="P12"/>
      <text:p text:style-name="P13"><text:span text:style-name="Source_20_Text"><text:span text:style-name="T18"># Items from index 5 to the end</text:span></text:span></text:p>
      <text:p text:style-name="P13"><text:span text:style-name="Source_20_Text"><text:span text:style-name="T18">print(my_list[5:]) <text:s text:c="3"/># Output: ['a', 'm']</text:span></text:span></text:p>
      <text:p text:style-name="P12"/>
      <text:p text:style-name="P13"><text:span text:style-name="Source_20_Text"><text:span text:style-name="T18"># Items from beginning to end</text:span></text:span></text:p>
      <text:p text:style-name="P10"><text:span text:style-name="Source_20_Text"><text:span text:style-name="T18">print(my_list[:]) <text:s text:c="4"/># Output: ['p', 'r', 'o', 'g', 'r', 'a', 'm']</text:span></text:span></text:p>
      <text:h text:style-name="P1" text:outline-level="3">Note</text:h>
      <text:p text:style-name="P18"><text:span text:style-name="T17">If the specified index does not exist in a list, Python raises an </text:span><text:span text:style-name="Source_20_Text"><text:span text:style-name="T18">IndexError</text:span></text:span><text:span text:style-name="T17"> exception.</text:span></text:p>
      <text:p text:style-name="P16">Understanding how to access elements in a list, including both positive and negative indexing as well as slicing, is fundamental to working effectively with lists in Python.</text:p>
      <text:h text:style-name="P4" text:outline-level="1"><text:span text:style-name="T2">3. </text:span>Adding Elements to a Python List</text:h>
      <text:p text:style-name="P18"><text:span text:style-name="T17">In Python, you can add elements to a list using various methods such as </text:span><text:span text:style-name="Source_20_Text"><text:span text:style-name="T18">append()</text:span></text:span><text:span text:style-name="T17">, </text:span><text:span text:style-name="Source_20_Text"><text:span text:style-name="T18">insert()</text:span></text:span><text:span text:style-name="T17">, and </text:span><text:span text:style-name="Source_20_Text"><text:span text:style-name="T18">extend()</text:span></text:span><text:span text:style-name="T17">.</text:span></text:p>
      <text:h text:style-name="P9" text:outline-level="2"><text:span text:style-name="T17">Using </text:span><text:span text:style-name="Source_20_Text"><text:span text:style-name="T18">append()</text:span></text:span><text:span text:style-name="T17"> Method</text:span></text:h>
      <text:p text:style-name="P18"><text:span text:style-name="T17">The </text:span><text:span text:style-name="Source_20_Text"><text:span text:style-name="T18">append()</text:span></text:span><text:span text:style-name="T17"> method adds an element to the end of a list.</text:span></text:p>
      <text:p text:style-name="P11"/>
      <text:p text:style-name="P11"/>
      <text:p text:style-name="P13"><text:span text:style-name="Source_20_Text"><text:span text:style-name="T18">fruits = ['apple', 'banana', 'orange']</text:span></text:span></text:p>
      <text:p text:style-name="P13"><text:span text:style-name="Source_20_Text"><text:span text:style-name="T18">print('Original List:', fruits)</text:span></text:span></text:p>
      <text:p text:style-name="P12"/>
      <text:p text:style-name="P13"><text:span text:style-name="Source_20_Text"><text:span text:style-name="T18"># Using append method </text:span></text:span></text:p>
      <text:p text:style-name="P13"><text:span text:style-name="Source_20_Text"><text:span text:style-name="T18">fruits.append('cherry')</text:span></text:span></text:p>
      <text:p text:style-name="P12"/>
      <text:p text:style-name="P10"><text:span text:style-name="Source_20_Text"><text:span text:style-name="T18">print('Updated List:', fruits)</text:span></text:span></text:p>
      <text:h text:style-name="P1" text:outline-level="3"><text:soft-page-break/>Output:</text:h>
      <text:p text:style-name="P11">less</text:p>
      <text:p text:style-name="P11"/>
      <text:p text:style-name="P13"><text:span text:style-name="Source_20_Text"><text:span text:style-name="T18">Original List: ['apple', 'banana', 'orange']</text:span></text:span></text:p>
      <text:p text:style-name="P10"><text:span text:style-name="Source_20_Text"><text:span text:style-name="T18">Updated List: ['apple', 'banana', 'orange', 'cherry']</text:span></text:span></text:p>
      <text:h text:style-name="P6" text:outline-level="2">Adding Elements at a Specified Index</text:h>
      <text:p text:style-name="P18"><text:span text:style-name="T17">The </text:span><text:span text:style-name="Source_20_Text"><text:span text:style-name="T18">insert()</text:span></text:span><text:span text:style-name="T17"> method adds an element at the specified index.</text:span></text:p>
      <text:p text:style-name="P11"/>
      <text:p text:style-name="P11"/>
      <text:p text:style-name="P13"><text:span text:style-name="Source_20_Text"><text:span text:style-name="T18">fruits = ['apple', 'banana', 'orange']</text:span></text:span></text:p>
      <text:p text:style-name="P13"><text:span text:style-name="Source_20_Text"><text:span text:style-name="T18">print("Original List:", fruits) </text:span></text:span></text:p>
      <text:p text:style-name="P12"/>
      <text:p text:style-name="P13"><text:span text:style-name="Source_20_Text"><text:span text:style-name="T18"># Insert 'cherry' at index 2</text:span></text:span></text:p>
      <text:p text:style-name="P13"><text:span text:style-name="Source_20_Text"><text:span text:style-name="T18">fruits.insert(2, 'cherry')</text:span></text:span></text:p>
      <text:p text:style-name="P12"/>
      <text:p text:style-name="P10"><text:span text:style-name="Source_20_Text"><text:span text:style-name="T18">print("Updated List:", fruits)</text:span></text:span></text:p>
      <text:h text:style-name="P1" text:outline-level="3">Output:</text:h>
      <text:p text:style-name="P11">less</text:p>
      <text:p text:style-name="P11"/>
      <text:p text:style-name="P13"><text:span text:style-name="Source_20_Text"><text:span text:style-name="T18">Original List: ['apple', 'banana', 'orange']</text:span></text:span></text:p>
      <text:p text:style-name="P10"><text:span text:style-name="Source_20_Text"><text:span text:style-name="T18">Updated List: ['apple', 'banana', 'cherry', 'orange']</text:span></text:span></text:p>
      <text:h text:style-name="P6" text:outline-level="2">Adding Elements to a List From Other Iterables</text:h>
      <text:p text:style-name="P18"><text:span text:style-name="T17">To add elements to a list from other iterables, use the </text:span><text:span text:style-name="Source_20_Text"><text:span text:style-name="T18">extend()</text:span></text:span><text:span text:style-name="T17"> method.</text:span></text:p>
      <text:p text:style-name="P11"/>
      <text:p text:style-name="P11"/>
      <text:p text:style-name="P13"><text:span text:style-name="Source_20_Text"><text:span text:style-name="T18">numbers = [1, 3, 5]</text:span></text:span></text:p>
      <text:p text:style-name="P13"><text:span text:style-name="Source_20_Text"><text:span text:style-name="T18">print('Numbers:', numbers)</text:span></text:span></text:p>
      <text:p text:style-name="P12"/>
      <text:p text:style-name="P13"><text:span text:style-name="Source_20_Text"><text:span text:style-name="T18">even_numbers <text:s/>= [2, 4, 6]</text:span></text:span></text:p>
      <text:p text:style-name="P12"/>
      <text:p text:style-name="P13"><text:span text:style-name="Source_20_Text"><text:span text:style-name="T18"># Adding elements of one list to another</text:span></text:span></text:p>
      <text:p text:style-name="P13"><text:span text:style-name="Source_20_Text"><text:span text:style-name="T18">numbers.extend(even_numbers)</text:span></text:span></text:p>
      <text:p text:style-name="P12"/>
      <text:p text:style-name="P10"><text:span text:style-name="Source_20_Text"><text:span text:style-name="T18">print('Updated Numbers:', numbers) </text:span></text:span></text:p>
      <text:h text:style-name="P1" text:outline-level="3">Output:</text:h>
      <text:p text:style-name="P11">yaml</text:p>
      <text:p text:style-name="P11"/>
      <text:p text:style-name="P13"><text:span text:style-name="Source_20_Text"><text:span text:style-name="T18">Numbers: [1, 3, 5]</text:span></text:span></text:p>
      <text:p text:style-name="P10"><text:span text:style-name="Source_20_Text"><text:span text:style-name="T18">Updated Numbers: [1, 3, 5, 2, 4, 6]</text:span></text:span></text:p>
      <text:p text:style-name="P16"><text:soft-page-break/>Understanding how to add elements to a list using these methods is essential for manipulating lists effectively in Python.</text:p>
      <text:h text:style-name="P4" text:outline-level="1"><text:span text:style-name="T2">4. </text:span>Changing List Items in Python</text:h>
      <text:p text:style-name="P18"><text:span text:style-name="T17">In Python, you can change the items of a list by assigning new values using the </text:span><text:span text:style-name="Source_20_Text"><text:span text:style-name="T18">=</text:span></text:span><text:span text:style-name="T17"> operator. Additionally, you can remove items from a list using the </text:span><text:span text:style-name="Source_20_Text"><text:span text:style-name="T18">remove()</text:span></text:span><text:span text:style-name="T17"> method or the </text:span><text:span text:style-name="Source_20_Text"><text:span text:style-name="T18">del</text:span></text:span><text:span text:style-name="T17"> statement.</text:span></text:p>
      <text:h text:style-name="P6" text:outline-level="2">Changing List Items</text:h>
      <text:p text:style-name="P16">To change the items of a list, you can directly assign a new value to the desired index.</text:p>
      <text:p text:style-name="P11"/>
      <text:p text:style-name="P11"/>
      <text:p text:style-name="P13"><text:span text:style-name="Source_20_Text"><text:span text:style-name="T18">colors = ['Red', 'Black', 'Green']</text:span></text:span></text:p>
      <text:p text:style-name="P13"><text:span text:style-name="Source_20_Text"><text:span text:style-name="T18">print('Original List:', colors)</text:span></text:span></text:p>
      <text:p text:style-name="P12"/>
      <text:p text:style-name="P13"><text:span text:style-name="Source_20_Text"><text:span text:style-name="T18"># Changing the third item to 'Blue'</text:span></text:span></text:p>
      <text:p text:style-name="P13"><text:span text:style-name="Source_20_Text"><text:span text:style-name="T18">colors[2] = 'Blue'</text:span></text:span></text:p>
      <text:p text:style-name="P12"/>
      <text:p text:style-name="P10"><text:span text:style-name="Source_20_Text"><text:span text:style-name="T18">print('Updated List:', colors)</text:span></text:span></text:p>
      <text:h text:style-name="P1" text:outline-level="3">Output:</text:h>
      <text:p text:style-name="P11">less</text:p>
      <text:p text:style-name="P11"/>
      <text:p text:style-name="P13"><text:span text:style-name="Source_20_Text"><text:span text:style-name="T18">Original List: ['Red', 'Black', 'Green']</text:span></text:span></text:p>
      <text:p text:style-name="P10"><text:span text:style-name="Source_20_Text"><text:span text:style-name="T18">Updated List: ['Red', 'Black', 'Blue']</text:span></text:span></text:p>
      <text:p text:style-name="P18"><text:span text:style-name="T17">Here, we replaced the element at index 2 (</text:span><text:span text:style-name="Source_20_Text"><text:span text:style-name="T18">'Green'</text:span></text:span><text:span text:style-name="T17">) with </text:span><text:span text:style-name="Source_20_Text"><text:span text:style-name="T18">'Blue'</text:span></text:span><text:span text:style-name="T17">.</text:span></text:p>
      <text:h text:style-name="P7" text:outline-level="2">5. Removing an Item From a List</text:h>
      <text:p text:style-name="P18"><text:span text:style-name="T17">You can remove an item from a list using the </text:span><text:span text:style-name="Source_20_Text"><text:span text:style-name="T18">remove()</text:span></text:span><text:span text:style-name="T17"> method.</text:span></text:p>
      <text:p text:style-name="P11"/>
      <text:p text:style-name="P11"/>
      <text:p text:style-name="P13"><text:span text:style-name="Source_20_Text"><text:span text:style-name="T18">numbers = [2, 4, 7, 9]</text:span></text:span></text:p>
      <text:p text:style-name="P12"/>
      <text:p text:style-name="P13"><text:span text:style-name="Source_20_Text"><text:span text:style-name="T18"># Remove 4 from the list</text:span></text:span></text:p>
      <text:p text:style-name="P13"><text:span text:style-name="Source_20_Text"><text:span text:style-name="T18">numbers.remove(4)</text:span></text:span></text:p>
      <text:p text:style-name="P12"/>
      <text:p text:style-name="P10"><text:span text:style-name="Source_20_Text"><text:span text:style-name="T18">print(numbers) </text:span></text:span></text:p>
      <text:h text:style-name="P1" text:outline-level="3">Output:</text:h>
      <text:p text:style-name="P11">csharp</text:p>
      <text:p text:style-name="P11"/>
      <text:p text:style-name="P10"><text:span text:style-name="Source_20_Text"><text:span text:style-name="T18">[2, 7, 9]</text:span></text:span></text:p>
      <text:p text:style-name="P18"><text:soft-page-break/><text:span text:style-name="T17">Alternatively, you can use the </text:span><text:span text:style-name="Source_20_Text"><text:span text:style-name="T18">del</text:span></text:span><text:span text:style-name="T17"> statement to remove one or more items from a list.</text:span></text:p>
      <text:p text:style-name="P11"/>
      <text:p text:style-name="P11"/>
      <text:p text:style-name="P13"><text:span text:style-name="Source_20_Text"><text:span text:style-name="T18">names = ['John', 'Eva', 'Laura', 'Nick', 'Jack']</text:span></text:span></text:p>
      <text:p text:style-name="P12"/>
      <text:p text:style-name="P13"><text:span text:style-name="Source_20_Text"><text:span text:style-name="T18"># Deleting the second item</text:span></text:span></text:p>
      <text:p text:style-name="P13"><text:span text:style-name="Source_20_Text"><text:span text:style-name="T18">del names[1]</text:span></text:span></text:p>
      <text:p text:style-name="P13"><text:span text:style-name="Source_20_Text"><text:span text:style-name="T18">print(names)</text:span></text:span></text:p>
      <text:p text:style-name="P12"/>
      <text:p text:style-name="P13"><text:span text:style-name="Source_20_Text"><text:span text:style-name="T18"># Deleting items from index 1 to index 3 </text:span></text:span></text:p>
      <text:p text:style-name="P13"><text:span text:style-name="Source_20_Text"><text:span text:style-name="T18">del names[1:4]</text:span></text:span></text:p>
      <text:p text:style-name="P10"><text:span text:style-name="Source_20_Text"><text:span text:style-name="T18">print(names) <text:s/># Error! List doesn't exist.</text:span></text:span></text:p>
      <text:h text:style-name="P1" text:outline-level="3">Output:</text:h>
      <text:p text:style-name="P11">css</text:p>
      <text:p text:style-name="P11"/>
      <text:p text:style-name="P13"><text:span text:style-name="Source_20_Text"><text:span text:style-name="T18">['John', 'Laura', 'Nick', 'Jack']</text:span></text:span></text:p>
      <text:p text:style-name="P10"><text:span text:style-name="Source_20_Text"><text:span text:style-name="T18">['John']</text:span></text:span></text:p>
      <text:h text:style-name="P1" text:outline-level="3">Note:</text:h>
      <text:p text:style-name="P18"><text:span text:style-name="T17">You can also use the </text:span><text:span text:style-name="Source_20_Text"><text:span text:style-name="T18">del</text:span></text:span><text:span text:style-name="T17"> statement to delete the entire list. For example,</text:span></text:p>
      <text:p text:style-name="P11"/>
      <text:p text:style-name="P11"/>
      <text:p text:style-name="P13"><text:span text:style-name="Source_20_Text"><text:span text:style-name="T18">names = ['John', 'Eva', 'Laura', 'Nick']</text:span></text:span></text:p>
      <text:p text:style-name="P12"/>
      <text:p text:style-name="P13"><text:span text:style-name="Source_20_Text"><text:span text:style-name="T18"># Deleting the entire list</text:span></text:span></text:p>
      <text:p text:style-name="P13"><text:span text:style-name="Source_20_Text"><text:span text:style-name="T18">del names</text:span></text:span></text:p>
      <text:p text:style-name="P12"/>
      <text:p text:style-name="P10"><text:span text:style-name="Source_20_Text"><text:span text:style-name="T18">print(names) <text:s/># Error! List doesn't exist.</text:span></text:span></text:p>
      <text:p text:style-name="P16">Understanding how to change and remove items from a list is crucial for manipulating lists effectively in Python.</text:p>
      <text:h text:style-name="P4" text:outline-level="1"><text:span text:style-name="T3">6. </text:span>Python List Length and Iteration</text:h>
      <text:p text:style-name="P18"><text:span text:style-name="T17">In Python, you can determine the number of elements in a list using the built-in </text:span><text:span text:style-name="Source_20_Text"><text:span text:style-name="T18">len()</text:span></text:span><text:span text:style-name="T17"> function. Additionally, you can iterate through the elements of a list using a </text:span><text:span text:style-name="Source_20_Text"><text:span text:style-name="T18">for</text:span></text:span><text:span text:style-name="T17"> loop.</text:span></text:p>
      <text:h text:style-name="P6" text:outline-level="2">Finding the Length of a List</text:h>
      <text:p text:style-name="P18"><text:span text:style-name="T17">To find the number of elements in a list, use the </text:span><text:span text:style-name="Source_20_Text"><text:span text:style-name="T18">len()</text:span></text:span><text:span text:style-name="T17"> function.</text:span></text:p>
      <text:p text:style-name="P11"/>
      <text:p text:style-name="P11"/>
      <text:p text:style-name="P13"><text:span text:style-name="Source_20_Text"><text:span text:style-name="T18">cars = ['BMW', 'Mercedes', 'Tesla']</text:span></text:span></text:p>
      <text:p text:style-name="P12"/>
      <text:p text:style-name="P10"><text:span text:style-name="Source_20_Text"><text:span text:style-name="T18">print('Total Elements: ', len(cars)) <text:s/># Output: Total Elements: 3</text:span></text:span></text:p>
      <text:h text:style-name="P6" text:outline-level="2"><text:soft-page-break/>Iterating Through a List</text:h>
      <text:p text:style-name="P18"><text:span text:style-name="T17">You can use a </text:span><text:span text:style-name="Source_20_Text"><text:span text:style-name="T18">for</text:span></text:span><text:span text:style-name="T17"> loop to iterate over the elements of a list.</text:span></text:p>
      <text:p text:style-name="P11"/>
      <text:p text:style-name="P11"/>
      <text:p text:style-name="P13"><text:span text:style-name="Source_20_Text"><text:span text:style-name="T18">fruits = ['apple', 'banana', 'orange']</text:span></text:span></text:p>
      <text:p text:style-name="P12"/>
      <text:p text:style-name="P13"><text:span text:style-name="Source_20_Text"><text:span text:style-name="T18"># Iterate through the list</text:span></text:span></text:p>
      <text:p text:style-name="P13"><text:span text:style-name="Source_20_Text"><text:span text:style-name="T18">for fruit in fruits:</text:span></text:span></text:p>
      <text:p text:style-name="P10"><text:span text:style-name="Source_20_Text"><text:span text:style-name="T18"><text:s text:c="4"/>print(fruit)</text:span></text:span></text:p>
      <text:h text:style-name="P1" text:outline-level="3">Output:</text:h>
      <text:p text:style-name="P11"/>
      <text:p text:style-name="P13"><text:span text:style-name="Source_20_Text"><text:span text:style-name="T18">apple</text:span></text:span></text:p>
      <text:p text:style-name="P13"><text:span text:style-name="Source_20_Text"><text:span text:style-name="T18">banana</text:span></text:span></text:p>
      <text:p text:style-name="P10"><text:span text:style-name="Source_20_Text"><text:span text:style-name="T18">orange</text:span></text:span></text:p>
      <text:p text:style-name="P16">Understanding how to find the length of a list and iterate through its elements is fundamental for working with lists in Python.</text:p>
      <text:h text:style-name="P5" text:outline-level="1"><text:span text:style-name="T3">7. </text:span>Python List Methods</text:h>
      <text:p text:style-name="P16">Python provides several built-in methods for working with lists, making it easy to manipulate and manage list data efficiently.</text:p>
      <text:h text:style-name="P6" text:outline-level="2">Common List Methods</text:h>
      <text:p text:style-name="P16">Here are some of the most commonly used list methods in Python:</text:p>
      <text:list xml:id="list1643454946" text:style-name="L1">
        <text:list-item>
          <text:p text:style-name="P15"><text:span text:style-name="Source_20_Text"><text:span text:style-name="T18">append()</text:span></text:span><text:span text:style-name="T17">: Adds an item to the end of the list.</text:span></text:p>
        </text:list-item>
        <text:list-item>
          <text:p text:style-name="P15"><text:span text:style-name="Source_20_Text"><text:span text:style-name="T18">extend()</text:span></text:span><text:span text:style-name="T17">: Adds items of lists and other iterables to the end of the list.</text:span></text:p>
        </text:list-item>
        <text:list-item>
          <text:p text:style-name="P15"><text:span text:style-name="Source_20_Text"><text:span text:style-name="T18">insert()</text:span></text:span><text:span text:style-name="T17">: Inserts an item at the specified index.</text:span></text:p>
        </text:list-item>
        <text:list-item>
          <text:p text:style-name="P15"><text:span text:style-name="Source_20_Text"><text:span text:style-name="T18">remove()</text:span></text:span><text:span text:style-name="T17">: Removes the first occurrence of the specified item.</text:span></text:p>
        </text:list-item>
        <text:list-item>
          <text:p text:style-name="P15"><text:span text:style-name="Source_20_Text"><text:span text:style-name="T18">pop()</text:span></text:span><text:span text:style-name="T17">: Returns and removes the item at the specified index.</text:span></text:p>
        </text:list-item>
        <text:list-item>
          <text:p text:style-name="P15"><text:span text:style-name="Source_20_Text"><text:span text:style-name="T18">clear()</text:span></text:span><text:span text:style-name="T17">: Removes all items from the list.</text:span></text:p>
        </text:list-item>
        <text:list-item>
          <text:p text:style-name="P15"><text:span text:style-name="Source_20_Text"><text:span text:style-name="T18">index()</text:span></text:span><text:span text:style-name="T17">: Returns the index of the first matched item.</text:span></text:p>
        </text:list-item>
        <text:list-item>
          <text:p text:style-name="P15"><text:span text:style-name="Source_20_Text"><text:span text:style-name="T18">count()</text:span></text:span><text:span text:style-name="T17">: Returns the count of the specified item in the list.</text:span></text:p>
        </text:list-item>
        <text:list-item>
          <text:p text:style-name="P15"><text:span text:style-name="Source_20_Text"><text:span text:style-name="T18">sort()</text:span></text:span><text:span text:style-name="T17">: Sorts the list in ascending or descending order.</text:span></text:p>
        </text:list-item>
        <text:list-item>
          <text:p text:style-name="P15"><text:span text:style-name="Source_20_Text"><text:span text:style-name="T18">reverse()</text:span></text:span><text:span text:style-name="T17">: Reverses the order of the items in the list.</text:span></text:p>
        </text:list-item>
        <text:list-item>
          <text:p text:style-name="P19"><text:span text:style-name="Source_20_Text"><text:span text:style-name="T18">copy()</text:span></text:span><text:span text:style-name="T17">: Returns a shallow copy of the list.</text:span></text:p>
        </text:list-item>
      </text:list>
      <text:h text:style-name="P6" text:outline-level="2">Example Usage:</text:h>
      <text:p text:style-name="P11"/>
      <text:p text:style-name="P11"/>
      <text:p text:style-name="P13"><text:span text:style-name="Source_20_Text"><text:span text:style-name="T18"># Initialize a list</text:span></text:span></text:p>
      <text:p text:style-name="P13"><text:span text:style-name="Source_20_Text"><text:span text:style-name="T18">numbers = [3, 1, 4, 1, 5, 9, 2, 6, 5]</text:span></text:span></text:p>
      <text:p text:style-name="P12"/>
      <text:p text:style-name="P13"><text:span text:style-name="Source_20_Text"><text:span text:style-name="T18"># Append an item to the list</text:span></text:span></text:p>
      <text:p text:style-name="P13"><text:soft-page-break/><text:span text:style-name="Source_20_Text"><text:span text:style-name="T18">numbers.append(7)</text:span></text:span></text:p>
      <text:p text:style-name="P13"><text:span text:style-name="Source_20_Text"><text:span text:style-name="T18">print(numbers) <text:s/># Output: [3, 1, 4, 1, 5, 9, 2, 6, 5, 7]</text:span></text:span></text:p>
      <text:p text:style-name="P12"/>
      <text:p text:style-name="P13"><text:span text:style-name="Source_20_Text"><text:span text:style-name="T18"># Extend the list with another list</text:span></text:span></text:p>
      <text:p text:style-name="P13"><text:span text:style-name="Source_20_Text"><text:span text:style-name="T18">numbers.extend([8, 9, 10])</text:span></text:span></text:p>
      <text:p text:style-name="P13"><text:span text:style-name="Source_20_Text"><text:span text:style-name="T18">print(numbers) <text:s/># Output: [3, 1, 4, 1, 5, 9, 2, 6, 5, 7, 8, 9, 10]</text:span></text:span></text:p>
      <text:p text:style-name="P12"/>
      <text:p text:style-name="P13"><text:span text:style-name="Source_20_Text"><text:span text:style-name="T18"># Insert an item at index 2</text:span></text:span></text:p>
      <text:p text:style-name="P13"><text:span text:style-name="Source_20_Text"><text:span text:style-name="T18">numbers.insert(2, 0)</text:span></text:span></text:p>
      <text:p text:style-name="P13"><text:span text:style-name="Source_20_Text"><text:span text:style-name="T18">print(numbers) <text:s/># Output: [3, 1, 0, 4, 1, 5, 9, 2, 6, 5, 7, 8, 9, 10]</text:span></text:span></text:p>
      <text:p text:style-name="P12"/>
      <text:p text:style-name="P13"><text:span text:style-name="Source_20_Text"><text:span text:style-name="T18"># Remove the first occurrence of 1</text:span></text:span></text:p>
      <text:p text:style-name="P13"><text:span text:style-name="Source_20_Text"><text:span text:style-name="T18">numbers.remove(1)</text:span></text:span></text:p>
      <text:p text:style-name="P13"><text:span text:style-name="Source_20_Text"><text:span text:style-name="T18">print(numbers) <text:s/># Output: [3, 0, 4, 1, 5, 9, 2, 6, 5, 7, 8, 9, 10]</text:span></text:span></text:p>
      <text:p text:style-name="P12"/>
      <text:p text:style-name="P13"><text:span text:style-name="Source_20_Text"><text:span text:style-name="T18"># Return and remove the item at index 3</text:span></text:span></text:p>
      <text:p text:style-name="P13"><text:span text:style-name="Source_20_Text"><text:span text:style-name="T18">popped_item = numbers.pop(3)</text:span></text:span></text:p>
      <text:p text:style-name="P13"><text:span text:style-name="Source_20_Text"><text:span text:style-name="T18">print("Popped item:", popped_item) <text:s/># Output: Popped item: 1</text:span></text:span></text:p>
      <text:p text:style-name="P13"><text:span text:style-name="Source_20_Text"><text:span text:style-name="T18">print("Updated List:", numbers) <text:s/># Output: [3, 0, 4, 5, 9, 2, 6, 5, 7, 8, 9, 10]</text:span></text:span></text:p>
      <text:p text:style-name="P12"/>
      <text:p text:style-name="P13"><text:span text:style-name="Source_20_Text"><text:span text:style-name="T18"># Clear the list</text:span></text:span></text:p>
      <text:p text:style-name="P13"><text:span text:style-name="Source_20_Text"><text:span text:style-name="T18">numbers.clear()</text:span></text:span></text:p>
      <text:p text:style-name="P10"><text:span text:style-name="Source_20_Text"><text:span text:style-name="T18">print(numbers) <text:s/># Output: []</text:span></text:span></text:p>
      <text:p text:style-name="P17">Certainly! Here are a few more examples with other list methods:</text:p>
      <text:p text:style-name="P11"/>
      <text:p text:style-name="P11"/>
      <text:p text:style-name="P13"><text:span text:style-name="Source_20_Text"><text:span text:style-name="T18"># Initialize a list</text:span></text:span></text:p>
      <text:p text:style-name="P13"><text:span text:style-name="Source_20_Text"><text:span text:style-name="T18">numbers = [3, 1, 4, 1, 5, 9, 2, 6, 5]</text:span></text:span></text:p>
      <text:p text:style-name="P12"/>
      <text:p text:style-name="P13"><text:span text:style-name="Source_20_Text"><text:span text:style-name="T18"># Find the index of the first occurrence of 5</text:span></text:span></text:p>
      <text:p text:style-name="P13"><text:span text:style-name="Source_20_Text"><text:span text:style-name="T18">index_5 = numbers.index(5)</text:span></text:span></text:p>
      <text:p text:style-name="P13"><text:span text:style-name="Source_20_Text"><text:span text:style-name="T18">print("Index of 5:", index_5) <text:s/># Output: Index of 5: 4</text:span></text:span></text:p>
      <text:p text:style-name="P12"/>
      <text:p text:style-name="P13"><text:span text:style-name="Source_20_Text"><text:span text:style-name="T18"># Count the occurrences of 5 in the list</text:span></text:span></text:p>
      <text:p text:style-name="P13"><text:span text:style-name="Source_20_Text"><text:span text:style-name="T18">count_5 = numbers.count(5)</text:span></text:span></text:p>
      <text:p text:style-name="P13"><text:span text:style-name="Source_20_Text"><text:span text:style-name="T18">print("Count of 5:", count_5) <text:s/># Output: Count of 5: 2</text:span></text:span></text:p>
      <text:p text:style-name="P12"/>
      <text:p text:style-name="P13"><text:span text:style-name="Source_20_Text"><text:span text:style-name="T18"># Sort the list in ascending order</text:span></text:span></text:p>
      <text:p text:style-name="P13"><text:span text:style-name="Source_20_Text"><text:span text:style-name="T18">numbers.sort()</text:span></text:span></text:p>
      <text:p text:style-name="P13"><text:span text:style-name="Source_20_Text"><text:span text:style-name="T18">print("Sorted List:", numbers) <text:s/># Output: Sorted List: [1, 1, 2, 3, 4, 5, 5, 6, 9]</text:span></text:span></text:p>
      <text:p text:style-name="P12"/>
      <text:p text:style-name="P13"><text:span text:style-name="Source_20_Text"><text:span text:style-name="T18"># Reverse the order of the items in the list</text:span></text:span></text:p>
      <text:p text:style-name="P13"><text:span text:style-name="Source_20_Text"><text:span text:style-name="T18">numbers.reverse()</text:span></text:span></text:p>
      <text:p text:style-name="P13"><text:span text:style-name="Source_20_Text"><text:span text:style-name="T18">print("Reversed List:", numbers) <text:s/># Output: Reversed List: [9, 6, 5, 5, 4, 3, 2, 1, 1]</text:span></text:span></text:p>
      <text:p text:style-name="P12"/>
      <text:p text:style-name="P13"><text:span text:style-name="Source_20_Text"><text:span text:style-name="T18"># Create a shallow copy of the list</text:span></text:span></text:p>
      <text:p text:style-name="P13"><text:span text:style-name="Source_20_Text"><text:span text:style-name="T18">numbers_copy = numbers.copy()</text:span></text:span></text:p>
      <text:p text:style-name="P10"><text:soft-page-break/><text:span text:style-name="Source_20_Text"><text:span text:style-name="T18">print("Copy of List:", numbers_copy) <text:s/># Output: Copy of List: [9, 6, 5, 5, 4, 3, 2, 1, 1]</text:span></text:span></text:p>
      <text:h text:style-name="P3" text:outline-level="1">List Comprehension in Python</text:h>
      <text:p text:style-name="P16">List comprehension is a concise and elegant way to create lists in Python. It provides a more compact syntax compared to traditional loops.</text:p>
      <text:h text:style-name="P8" text:outline-level="2"><text:span text:style-name="T8">7. </text:span>Creating Lists with List Comprehension</text:h>
      <text:p text:style-name="P18"><text:span text:style-name="T17">You can use list comprehension to create lists based on an expression, often with the help of iterators like </text:span><text:span text:style-name="Source_20_Text"><text:span text:style-name="T18">range()</text:span></text:span><text:span text:style-name="T17"> or other iterable objects.</text:span></text:p>
      <text:p text:style-name="P11"/>
      <text:p text:style-name="P11">Copy code</text:p>
      <text:p text:style-name="P13"><text:span text:style-name="Source_20_Text"><text:span text:style-name="T18"># Create a list with square values</text:span></text:span></text:p>
      <text:p text:style-name="P13"><text:span text:style-name="Source_20_Text"><text:span text:style-name="T18">numbers = [n**2 for n in range(1, 6)]</text:span></text:span></text:p>
      <text:p text:style-name="P10"><text:span text:style-name="Source_20_Text"><text:span text:style-name="T18">print(numbers) <text:s text:c="3"/># Output: [1, 4, 9, 16, 25]</text:span></text:span></text:p>
      <text:p text:style-name="P16">This example creates a list containing the square of numbers from 1 to 5.</text:p>
      <text:h text:style-name="P6" text:outline-level="2">Checking if an Item Exists in a List</text:h>
      <text:p text:style-name="P18"><text:span text:style-name="T17">You can use the </text:span><text:span text:style-name="Source_20_Text"><text:span text:style-name="T18">in</text:span></text:span><text:span text:style-name="T17"> keyword to check if an item exists in a list.</text:span></text:p>
      <text:p text:style-name="P11"/>
      <text:p text:style-name="P11">Copy code</text:p>
      <text:p text:style-name="P13"><text:span text:style-name="Source_20_Text"><text:span text:style-name="T18">fruits = ['apple', 'cherry', 'banana']</text:span></text:span></text:p>
      <text:p text:style-name="P12"/>
      <text:p text:style-name="P13"><text:span text:style-name="Source_20_Text"><text:span text:style-name="T18">print('orange' in fruits) <text:s text:c="3"/># Output: False</text:span></text:span></text:p>
      <text:p text:style-name="P10"><text:span text:style-name="Source_20_Text"><text:span text:style-name="T18">print('cherry' in fruits) <text:s text:c="3"/># Output: True</text:span></text:span></text:p>
      <text:p text:style-name="P18"><text:span text:style-name="T17">This code snippet checks whether 'orange' and 'cherry' exist in the </text:span><text:span text:style-name="Source_20_Text"><text:span text:style-name="T18">fruits</text:span></text:span><text:span text:style-name="T17"> list.</text:span></text:p>
      <text:p text:style-name="P18"><text:span text:style-name="T17">List comprehension and the </text:span><text:span text:style-name="Source_20_Text"><text:span text:style-name="T18">in</text:span></text:span><text:span text:style-name="T17"> keyword are powerful tools for working with lists in Python, enabling you to create and manipulate lists efficiently.</text:span></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279cm" fo:margin-right="1.28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01T18:09:21.885246379</meta:creation-date>
    <dc:date>2024-06-01T18:28:52.700722079</dc:date>
    <meta:editing-duration>PT8M27S</meta:editing-duration>
    <meta:editing-cycles>2</meta:editing-cycles>
    <meta:generator>LibreOffice/6.4.7.2$Linux_X86_64 LibreOffice_project/40$Build-2</meta:generator>
    <meta:document-statistic meta:table-count="0" meta:image-count="0" meta:object-count="0" meta:page-count="9" meta:paragraph-count="232" meta:word-count="1727" meta:character-count="9950" meta:non-whitespace-character-count="8409"/>
  </office:meta>
</office:document-meta>
</file>